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4073">
            <text:p>￥4,07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3" table:number-rows-repeated="9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2018/06/07</text:date>, <text:time>20:5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7T20:52:40</dc:date>
    <dc:creator>鈴木 豊樹</dc:creator>
    <meta:editing-duration>P1DT4H55M17S</meta:editing-duration>
    <meta:editing-cycles>109</meta:editing-cycles>
    <meta:generator>OpenOffice/4.1.5$Unix OpenOffice.org_project/415m1$Build-9789</meta:generator>
    <meta:document-statistic meta:table-count="6" meta:cell-count="660" meta:object-count="0"/>
  </office:meta>
</office:document-meta>
</file>